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20000009000013050000138AD1B741B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, Tahoma, sans-serif"/>
    <style:font-face style:name="Calibri2" svg:font-family="Calibri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_20_Spacing">
      <style:text-properties fo:font-size="10pt" fo:font-weight="bold" style:font-size-asian="10pt" style:font-weight-asian="bold" style:font-size-complex="10pt"/>
    </style:style>
    <style:style style:name="P2" style:family="paragraph" style:parent-style-name="No_20_Spacing">
      <style:text-properties fo:font-size="8pt" style:font-size-asian="8pt" style:font-size-complex="8pt"/>
    </style:style>
    <style:style style:name="P3" style:family="paragraph" style:parent-style-name="No_20_Spacing">
      <style:text-properties fo:font-size="8pt" officeooo:paragraph-rsid="0010f788" style:font-size-asian="8pt" style:font-size-complex="8pt"/>
    </style:style>
    <style:style style:name="P4" style:family="paragraph" style:parent-style-name="No_20_Spacing">
      <style:text-properties fo:font-size="8pt" officeooo:paragraph-rsid="001a9abf" style:font-size-asian="8pt" style:font-size-complex="8pt"/>
    </style:style>
    <style:style style:name="P5" style:family="paragraph" style:parent-style-name="No_20_Spacing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No_20_Spacing">
      <style:text-properties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No_20_Spacing">
      <style:text-properties officeooo:paragraph-rsid="0010f788"/>
    </style:style>
    <style:style style:name="P8" style:family="paragraph" style:parent-style-name="No_20_Spacing">
      <style:paragraph-properties fo:margin-left="1.249cm" fo:margin-right="0cm" fo:text-indent="0cm" style:auto-text-indent="false"/>
      <style:text-properties fo:font-size="8pt" style:font-size-asian="8pt" style:font-size-complex="8pt"/>
    </style:style>
    <style:style style:name="P9" style:family="paragraph" style:parent-style-name="Header">
      <style:paragraph-properties fo:text-align="start" style:justify-single-word="false"/>
      <style:text-properties style:font-name="Arial" fo:font-size="9pt" officeooo:rsid="0012bab7" style:font-size-asian="9pt" style:font-size-complex="9pt"/>
    </style:style>
    <style:style style:name="P10" style:family="paragraph" style:parent-style-name="No_20_Spacing" style:master-page-name="Standard">
      <style:paragraph-properties style:page-number="auto"/>
      <style:text-properties fo:font-size="10pt" fo:font-weight="bold" style:font-size-asian="10pt" style:font-weight-asian="bold" style:font-size-complex="10pt"/>
    </style:style>
    <style:style style:name="P11" style:family="paragraph" style:parent-style-name="No_20_Spacing">
      <style:text-properties fo:font-size="8pt" style:font-size-asian="8pt" style:font-size-complex="8pt"/>
    </style:style>
    <style:style style:name="P12" style:family="paragraph" style:parent-style-name="No_20_Spacing">
      <style:text-properties fo:font-size="8pt" officeooo:rsid="0010f788" officeooo:paragraph-rsid="0010f788" style:font-size-asian="8pt" style:font-size-complex="8pt"/>
    </style:style>
    <style:style style:name="P13" style:family="paragraph" style:parent-style-name="No_20_Spacing">
      <style:text-properties fo:font-size="8pt" officeooo:rsid="0010f788" officeooo:paragraph-rsid="001a9abf" style:font-size-asian="8pt" style:font-size-complex="8pt"/>
    </style:style>
    <style:style style:name="P14" style:family="paragraph" style:parent-style-name="No_20_Spacing">
      <style:text-properties fo:font-size="8pt" officeooo:paragraph-rsid="0010f788" style:font-size-asian="8pt" style:font-size-complex="8pt"/>
    </style:style>
    <style:style style:name="P15" style:family="paragraph" style:parent-style-name="No_20_Spacing">
      <style:text-properties fo:font-size="8pt" officeooo:rsid="001a9abf" officeooo:paragraph-rsid="001a9abf" style:font-size-asian="8pt" style:font-size-complex="8pt"/>
    </style:style>
    <style:style style:name="P16" style:family="paragraph" style:parent-style-name="No_20_Spacing">
      <style:text-properties fo:font-size="8pt" officeooo:rsid="001a9abf" officeooo:paragraph-rsid="001ce9cb" style:font-size-asian="8pt" style:font-size-complex="8pt"/>
    </style:style>
    <style:style style:name="P17" style:family="paragraph" style:parent-style-name="No_20_Spacing">
      <style:text-properties fo:font-size="8pt" officeooo:rsid="001a9abf" officeooo:paragraph-rsid="001ee293" style:font-size-asian="8pt" style:font-size-complex="8pt"/>
    </style:style>
    <style:style style:name="P18" style:family="paragraph" style:parent-style-name="No_20_Spacing">
      <style:text-properties fo:font-size="8pt" officeooo:rsid="001a9abf" officeooo:paragraph-rsid="00207464" style:font-size-asian="8pt" style:font-size-complex="8pt"/>
    </style:style>
    <style:style style:name="P19" style:family="paragraph" style:parent-style-name="No_20_Spacing">
      <style:text-properties fo:font-size="8pt" officeooo:rsid="001a9abf" officeooo:paragraph-rsid="0020e9d9" style:font-size-asian="8pt" style:font-size-complex="8pt"/>
    </style:style>
    <style:style style:name="P20" style:family="paragraph" style:parent-style-name="No_20_Spacing">
      <style:text-properties fo:font-size="8pt" officeooo:rsid="001a9abf" officeooo:paragraph-rsid="00223417" style:font-size-asian="8pt" style:font-size-complex="8pt"/>
    </style:style>
    <style:style style:name="P21" style:family="paragraph" style:parent-style-name="No_20_Spacing">
      <style:text-properties fo:font-size="8pt" officeooo:rsid="001a9c24" officeooo:paragraph-rsid="001a9c24" style:font-size-asian="8pt" style:font-size-complex="8pt"/>
    </style:style>
    <style:style style:name="P22" style:family="paragraph" style:parent-style-name="No_20_Spacing">
      <style:text-properties fo:font-size="8pt" fo:font-weight="bold" style:font-size-asian="8pt" style:font-weight-asian="bold" style:font-size-complex="8pt" style:font-weight-complex="bold"/>
    </style:style>
    <style:style style:name="P23" style:family="paragraph" style:parent-style-name="No_20_Spacing">
      <style:text-properties fo:font-size="8pt" fo:font-style="italic" fo:font-weight="bold" officeooo:rsid="001a9abf" officeooo:paragraph-rsid="00223417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No_20_Spacing">
      <style:text-properties fo:font-size="8pt" fo:font-style="normal" officeooo:rsid="001a9abf" officeooo:paragraph-rsid="0020e9d9" style:font-size-asian="8pt" style:font-style-asian="normal" style:font-size-complex="8pt" style:font-style-complex="normal"/>
    </style:style>
    <style:style style:name="P25" style:family="paragraph" style:parent-style-name="No_20_Spacing">
      <style:text-properties fo:font-size="10pt" fo:font-weight="bold" style:font-size-asian="10pt" style:font-weight-asian="bold" style:font-size-complex="10pt"/>
    </style:style>
    <style:style style:name="P26" style:family="paragraph" style:parent-style-name="No_20_Spacing">
      <style:text-properties style:font-name="Calibri1" fo:font-size="8pt" officeooo:rsid="001a9abf" officeooo:paragraph-rsid="001ee293" style:font-size-asian="8pt" style:font-size-complex="8pt"/>
    </style:style>
    <style:style style:name="P27" style:family="paragraph" style:parent-style-name="No_20_Spacing">
      <style:text-properties style:font-name="Tahoma" fo:font-size="7pt" officeooo:rsid="001a9abf" officeooo:paragraph-rsid="00223417" style:font-size-asian="7pt" style:font-size-complex="7pt"/>
    </style:style>
    <style:style style:name="P28" style:family="paragraph" style:parent-style-name="No_20_Spacing">
      <style:text-properties style:font-name="Tahoma" fo:font-size="7pt" fo:font-style="normal" officeooo:rsid="001a9abf" officeooo:paragraph-rsid="0020e9d9" style:font-size-asian="7pt" style:font-style-asian="normal" style:font-size-complex="7pt" style:font-style-complex="normal"/>
    </style:style>
    <style:style style:name="P29" style:family="paragraph" style:parent-style-name="No_20_Spacing">
      <style:text-properties fo:font-size="12pt" officeooo:rsid="001a9abf" officeooo:paragraph-rsid="0020e9d9" style:font-size-asian="12pt" style:font-size-complex="12pt"/>
    </style:style>
    <style:style style:name="P30" style:family="paragraph" style:parent-style-name="No_20_Spacing">
      <style:text-properties fo:font-size="12pt" officeooo:rsid="001a9abf" officeooo:paragraph-rsid="00223417" style:font-size-asian="12pt" style:font-size-complex="12pt"/>
    </style:style>
    <style:style style:name="P31" style:family="paragraph" style:parent-style-name="No_20_Spacing">
      <style:text-properties fo:font-size="12pt" officeooo:rsid="001a9abf" officeooo:paragraph-rsid="00239844" style:font-size-asian="12pt" style:font-size-complex="12pt"/>
    </style:style>
    <style:style style:name="P32" style:family="paragraph" style:parent-style-name="No_20_Spacing">
      <style:paragraph-properties fo:text-align="justify" style:justify-single-word="false"/>
      <style:text-properties fo:font-size="12pt" officeooo:rsid="001a9abf" officeooo:paragraph-rsid="00223417" style:font-size-asian="12pt" style:font-size-complex="12pt"/>
    </style:style>
    <style:style style:name="P33" style:family="paragraph" style:parent-style-name="No_20_Spacing">
      <style:text-properties fo:font-size="12pt" fo:font-style="italic" officeooo:rsid="001a9abf" officeooo:paragraph-rsid="0020e9d9" style:font-size-asian="12pt" style:font-style-asian="italic" style:font-size-complex="12pt" style:font-style-complex="italic"/>
    </style:style>
    <style:style style:name="P34" style:family="paragraph" style:parent-style-name="No_20_Spacing">
      <style:text-properties fo:font-size="14pt" fo:font-weight="bold" officeooo:rsid="001a9abf" officeooo:paragraph-rsid="001ee293" style:font-size-asian="14pt" style:font-weight-asian="bold" style:font-size-complex="14pt" style:font-weight-complex="bold"/>
    </style:style>
    <style:style style:name="P35" style:family="paragraph" style:parent-style-name="No_20_Spacing">
      <style:text-properties fo:font-size="14pt" fo:font-weight="bold" officeooo:rsid="001a9abf" officeooo:paragraph-rsid="00223417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officeooo:rsid="0018e4b6" officeooo:paragraph-rsid="0018e4b6"/>
    </style:style>
    <style:style style:name="P37" style:family="paragraph" style:parent-style-name="Table_20_Contents">
      <style:paragraph-properties fo:text-align="center" style:justify-single-word="false"/>
      <style:text-properties officeooo:rsid="0018e4b6" officeooo:paragraph-rsid="0018e4b6"/>
    </style:style>
    <style:style style:name="P38" style:family="paragraph" style:parent-style-name="Table_20_Contents">
      <style:paragraph-properties fo:text-align="end" style:justify-single-word="false"/>
      <style:text-properties officeooo:rsid="0018e4b6" officeooo:paragraph-rsid="0018e4b6"/>
    </style:style>
    <style:style style:name="P39" style:family="paragraph" style:parent-style-name="Text_20_body">
      <style:text-properties fo:font-variant="normal" fo:text-transform="none" fo:color="#505050" style:font-name="Calibri1" fo:font-size="8pt" fo:letter-spacing="normal" fo:font-style="normal" fo:font-weight="normal" officeooo:rsid="001a9abf" officeooo:paragraph-rsid="001ee293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0f788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officeooo:rsid="0010f788"/>
    </style:style>
    <style:style style:name="T5" style:family="text">
      <style:text-properties officeooo:rsid="001a9abf"/>
    </style:style>
    <style:style style:name="T6" style:family="text">
      <style:text-properties officeooo:rsid="001aa931"/>
    </style:style>
    <style:style style:name="T7" style:family="text">
      <style:text-properties officeooo:rsid="001ce9cb"/>
    </style:style>
    <style:style style:name="T8" style:family="text">
      <style:text-properties officeooo:rsid="001ee293"/>
    </style:style>
    <style:style style:name="T9" style:family="text">
      <style:text-properties officeooo:rsid="00207464"/>
    </style:style>
    <style:style style:name="T10" style:family="text">
      <style:text-properties officeooo:rsid="0020e9d9"/>
    </style:style>
    <style:style style:name="T11" style:family="text">
      <style:text-properties officeooo:rsid="00223417"/>
    </style:style>
    <style:style style:name="T12" style:family="text">
      <style:text-properties officeooo:rsid="00239844"/>
    </style:style>
    <style:style style:name="T13" style:family="text">
      <style:text-properties fo:font-style="italic" officeooo:rsid="0020e9d9" style:font-style-asian="italic" style:font-style-complex="italic"/>
    </style:style>
    <style:style style:name="T14" style:family="text">
      <style:text-properties fo:font-style="italic" officeooo:rsid="00223417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01 Cadastros</text:p>
      <text:p text:style-name="P1"/>
      <text:p text:style-name="P2"><text:tab/>01-01-000 Empresa – Configurações <text:span text:style-name="T4">- mcfg</text:span></text:p>
      <text:p text:style-name="P2"><text:tab/><text:tab/>01-01-001 Configurações Gerais <text:span text:style-name="T4">- mcfgmcfg</text:span></text:p>
      <text:p text:style-name="P2"><text:tab/><text:tab/>01-01-002 Configurações de Nfes <text:span text:style-name="T4">- mcfgmnfe</text:span></text:p>
      <text:p text:style-name="P2"><text:tab/><text:tab/>01-01-003<text:tab/>Configurações de SPED <text:span text:style-name="T4">- mcfgmspd</text:span></text:p>
      <text:p text:style-name="P2"><text:tab/><text:tab/>01-01-004 Configurações para Entradas de Mercadorias <text:span text:style-name="T4">- mcfgment</text:span></text:p>
      <text:p text:style-name="P2"><text:tab/><text:tab/>01-01-005 Configurações para Saídas de Mercadorias <text:span text:style-name="T4">- mcfgmsai</text:span></text:p>
      <text:p text:style-name="P2"/>
      <text:p text:style-name="P2"><text:tab/>01-02-000 Filiais <text:span text:style-name="T4">- mfla</text:span></text:p>
      <text:p text:style-name="P2"><text:tab/><text:tab/>01-02-001 Formulário de Filial</text:p>
      <text:p text:style-name="P2"/>
      <text:p text:style-name="No_20_Spacing"><text:span text:style-name="T1"><text:tab/>01-03-000 Terminais </text:span><text:span text:style-name="T2">- mtrm</text:span></text:p>
      <text:p text:style-name="P2"><text:tab/><text:tab/>01-03-001 Formulário de Terminal</text:p>
      <text:p text:style-name="P2"/>
      <text:p text:style-name="P2"><text:tab/>01-04-000 Produtos e Serviços <text:span text:style-name="T4">- mpro</text:span></text:p>
      <text:p text:style-name="P2"><text:tab/><text:tab/>01-04-001 Formulário de Produto</text:p>
      <text:p text:style-name="P3"/>
      <text:p text:style-name="P2"><text:tab/>01-05-000 Clientes <text:span text:style-name="T4">- mcli</text:span></text:p>
      <text:p text:style-name="P3"><text:tab/><text:tab/>01-0<text:span text:style-name="T4">5</text:span>-001 Formulário de <text:span text:style-name="T4">Cliente</text:span></text:p>
      <text:p text:style-name="P12"/>
      <text:p text:style-name="P2"><text:tab/>01-06-000 Fornecedores <text:span text:style-name="T4">- mfrn </text:span></text:p>
      <text:p text:style-name="P3"><text:tab/><text:tab/>01-0<text:span text:style-name="T4">5</text:span>-001 Formulário de <text:span text:style-name="T4">Fornecedor</text:span></text:p>
      <text:p text:style-name="P12"/>
      <text:p text:style-name="P2"><text:tab/>01-07-000 Transportadores <text:span text:style-name="T4">- mtrn</text:span></text:p>
      <text:p text:style-name="P3"><text:tab/><text:tab/>01-0<text:span text:style-name="T4">7</text:span>-001 Formulário de <text:span text:style-name="T4">Transportador</text:span></text:p>
      <text:p text:style-name="P12"/>
      <text:p text:style-name="P2"><text:tab/>01-08-000 Colaboradores <text:span text:style-name="T4">- mclb</text:span></text:p>
      <text:p text:style-name="P3"><text:tab/><text:tab/>01-08-001 Formulário do Colaborador</text:p>
      <text:p text:style-name="P2"><text:tab/><text:tab/>01-08-002 Direitos de Acesso do Colaborador</text:p>
      <text:p text:style-name="P2"/>
      <text:p text:style-name="P7"><text:span text:style-name="T1"><text:tab/>01-09-000 Vinculação do Colaborador a Filiais </text:span><text:span text:style-name="T2">- mfcb</text:span></text:p>
      <text:p text:style-name="P2"><text:tab/><text:tab/>01-09-001 Vinculação Colaborador com sua Filial</text:p>
      <text:p text:style-name="P2"><text:tab/></text:p>
      <text:p text:style-name="No_20_Spacing"><text:span text:style-name="T1"><text:tab/>01-10-000 Contas Correntes </text:span><text:span text:style-name="T2">- mcta</text:span></text:p>
      <text:p text:style-name="P2"><text:tab/><text:tab/>01-10-001 Tipos de Contas</text:p>
      <text:p text:style-name="P2"/>
      <text:p text:style-name="No_20_Spacing"><text:span text:style-name="T1"><text:tab/>01-11</text:span><text:span text:style-name="T3">-000</text:span><text:span text:style-name="T1"> Caixas</text:span></text:p>
      <text:p text:style-name="P2"/>
      <text:p text:style-name="P1">02 Financeiro</text:p>
      <text:p text:style-name="No_20_Spacing"><text:span text:style-name="T1"><text:tab/></text:span><text:span text:style-name="T3">02-01-000 Contas a Receber</text:span></text:p>
      <text:p text:style-name="No_20_Spacing"><text:span text:style-name="T1"><text:tab/></text:span><text:span text:style-name="T3">02-02-000 Contas a Pagar</text:span></text:p>
      <text:p text:style-name="No_20_Spacing"><text:span text:style-name="T1"><text:tab/></text:span><text:span text:style-name="T3">02-03-000 Controle Bancário</text:span></text:p>
      <text:p text:style-name="P2"><text:tab/><text:tab/>02-03-001 Carteira de Cobrança Bancária</text:p>
      <text:p text:style-name="P2"><text:tab/><text:tab/>02-03-002 Natureza das Contas</text:p>
      <text:p text:style-name="No_20_Spacing"><text:span text:style-name="T1"><text:tab/></text:span><text:span text:style-name="T3">02-04-000 Geração e Recebimento de Boletos</text:span></text:p>
      <text:p text:style-name="No_20_Spacing"><text:span text:style-name="T1"><text:tab/></text:span><text:span text:style-name="T3">02-05-000 Controle de Comissões</text:span></text:p>
      <text:p text:style-name="P5"><text:tab/>02-06-000 Fluxo de Caixa</text:p>
      <text:p text:style-name="P5"><text:tab/>02-07-000 Controle de Cheques</text:p>
      <text:p text:style-name="P5"><text:tab/>02-08-000 Controle de Adiantamentos (clientes/fornecedores)</text:p>
      <text:p text:style-name="P5"><text:tab/>02-09-000 Caixas</text:p>
      <text:p text:style-name="P5"><text:tab/>02-10-000 Contas de Consumo</text:p>
      <text:p text:style-name="P5"><text:tab/>02-11-000 Contratos / Convênios</text:p>
      <text:p text:style-name="P2"/>
      <text:p text:style-name="P1">03 Estoque</text:p>
      <text:p text:style-name="No_20_Spacing"><text:span text:style-name="T1"><text:tab/></text:span><text:span text:style-name="T3">03-01-000 Controle de Garantias</text:span></text:p>
      <text:p text:style-name="P5"><text:tab/>03-02-000 Pedidos de Compra</text:p>
      <text:p text:style-name="P5"><text:tab/>03-03-000 Compras</text:p>
      <text:p text:style-name="P5"><text:tab/>03-04-000 Conhecimentos de Transportes</text:p>
      <text:p text:style-name="P5"><text:tab/>03-05-000 Consignações<text:tab/></text:p>
      <text:p text:style-name="P5"><text:tab/>03-06-000 Vendas</text:p>
      <text:p text:style-name="P5"><text:tab/>03-07-000 Controle de Serviços</text:p>
      <text:p text:style-name="P5"><text:tab/>03-08-000 Fabricação</text:p>
      <text:p text:style-name="P5"><text:tab/>03-09-000 Transferências</text:p>
      <text:p text:style-name="P5"><text:tab/>03-10-000 Pré-Vendas / Orçamentos</text:p>
      <text:p text:style-name="P2"><text:tab/><text:tab/>03-10-001 Tipos de Orçamento</text:p>
      <text:p text:style-name="P2"><text:tab/><text:tab/>03-10-002 Tipo de Desconto</text:p>
      <text:p text:style-name="No_20_Spacing"><text:span text:style-name="T1"><text:tab/>03-11</text:span><text:span text:style-name="T3">-000</text:span><text:span text:style-name="T1"> Logística</text:span></text:p>
      <text:p text:style-name="No_20_Spacing"><text:span text:style-name="T1"><text:tab/></text:span><text:span text:style-name="T3">03-12-000 NFE</text:span></text:p>
      <text:p text:style-name="P3"><text:tab/><text:tab/>03-1<text:span text:style-name="T4">2</text:span>-001 Observação da Nfe</text:p>
      <text:p text:style-name="P3"/>
      <text:p text:style-name="No_20_Spacing"><text:span text:style-name="T1"><text:tab/>03-13</text:span><text:span text:style-name="T3">-000</text:span><text:span text:style-name="T1"> NFC-e</text:span></text:p>
      <text:p text:style-name="No_20_Spacing"><text:span text:style-name="T1"><text:tab/>03-14</text:span><text:span text:style-name="T3">-000</text:span><text:span text:style-name="T1"> CTE</text:span></text:p>
      <text:p text:style-name="No_20_Spacing"><text:span text:style-name="T1"><text:tab/></text:span><text:span text:style-name="T3">03-15-000 PDV</text:span></text:p>
      <text:p text:style-name="P5"><text:soft-page-break/><text:tab/>03-16-000 TEF</text:p>
      <text:p text:style-name="P2"/>
      <text:p text:style-name="P1">04 Contábil</text:p>
      <text:p text:style-name="No_20_Spacing"><text:span text:style-name="T1"><text:tab/></text:span><text:span text:style-name="T3">04-01-000 Planejamento</text:span></text:p>
      <text:p text:style-name="P5"><text:tab/>04-02-000 Controle Patrimonial</text:p>
      <text:p text:style-name="P5"><text:tab/>04-03-000 Controle de Custos</text:p>
      <text:p text:style-name="P5"><text:tab/>04-04-000 Contabilidade</text:p>
      <text:p text:style-name="P5"><text:tab/>04-05-000 SPED - Fiscal</text:p>
      <text:p text:style-name="P2"><text:tab/><text:tab/>04-05-001 Movimento Físico do Estoque</text:p>
      <text:p text:style-name="P2"><text:tab/>04-06-000 SPED - Contábil</text:p>
      <text:p text:style-name="P2"><text:tab/>04-07-000 SPED - Contribuições</text:p>
      <text:p text:style-name="P2"><text:tab/>04-08-000 FCONT</text:p>
      <text:p text:style-name="P2"><text:tab/>04-09-000 R.H.</text:p>
      <text:p text:style-name="P2"><text:tab/>04-10-000 C.R.M.</text:p>
      <text:p text:style-name="P2"><text:tab/>04-11-000 Auditoria</text:p>
      <text:p text:style-name="P2"><text:tab/><text:tab/>04-11-001 Controle Alteração dos Campos</text:p>
      <text:p text:style-name="P2"><text:tab/>04-12-000 ICM</text:p>
      <text:p text:style-name="P2"><text:tab/>04-13-000 Conta Contábil</text:p>
      <text:p text:style-name="P2"><text:tab/><text:tab/>04-13-001 Registro Contábil</text:p>
      <text:p text:style-name="P2"><text:tab/>04-14-000 Simples</text:p>
      <text:p text:style-name="No_20_Spacing"><text:span text:style-name="T1"><text:tab/></text:span><text:span text:style-name="T3">04-15-000 Inventário</text:span></text:p>
      <text:p text:style-name="P2"><text:tab/>04-16-000 Códigos da Operação Fiscal</text:p>
      <text:p text:style-name="P2"><text:tab/>04-17-000 Situação Tributária</text:p>
      <text:p text:style-name="P2"><text:tab/><text:tab/>04-17-001 Controle de Regime Tributário</text:p>
      <text:p text:style-name="P2"><text:tab/>04-18-000 Configurações do Plano</text:p>
      <text:p text:style-name="P2"><text:tab/><text:tab/>04-18-001 Plano de Contas Gerenciais</text:p>
      <text:p text:style-name="P2"><text:tab/><text:tab/>04-18-002 Emissão do Razão</text:p>
      <text:p text:style-name="P1">05 Relatórios</text:p>
      <text:p text:style-name="P2"><text:tab/>05-01-000 Cadastrais</text:p>
      <text:p text:style-name="P2"><text:tab/>05-02-000 Movimentações</text:p>
      <text:p text:style-name="P2"><text:tab/>05-03-000 Relatórios e Gráficos de Gestão</text:p>
      <text:p text:style-name="P2"><text:tab/>05-04-000 B.I.</text:p>
      <text:p text:style-name="P1"/>
      <text:p text:style-name="P1">06 Tabelas</text:p>
      <text:p text:style-name="P2"><text:tab/>06-01-000 Gerais / Configurações</text:p>
      <text:p text:style-name="P2"><text:tab/><text:tab/>06-01-001 Cidades</text:p>
      <text:p text:style-name="P2"><text:tab/><text:tab/>06-01-002 UF</text:p>
      <text:p text:style-name="P2"><text:tab/><text:tab/>06-01-003 Sim/Não</text:p>
      <text:p text:style-name="P2"><text:tab/><text:tab/>06-01-004 Débito/Crédito</text:p>
      <text:p text:style-name="P2"><text:tab/><text:tab/>06-01-005 Ocorrência de Boletos</text:p>
      <text:p text:style-name="P2"><text:tab/><text:tab/>06-01-006 Moedas e Indicadores</text:p>
      <text:p text:style-name="P2"><text:tab/><text:tab/>06-01-006 Cotação de Moedas</text:p>
      <text:p text:style-name="P2"/>
      <text:p text:style-name="P2"><text:tab/>06-02-000 Financeiras</text:p>
      <text:p text:style-name="P2"><text:tab/><text:tab/>06-02-001 Classes de Consumo</text:p>
      <text:p text:style-name="P2"><text:tab/><text:tab/>06-02-002 Tipos de Conta de Consumo</text:p>
      <text:p text:style-name="P2"/>
      <text:p text:style-name="P2"><text:tab/>06-03-000 Estoque</text:p>
      <text:p text:style-name="P3"><text:tab/><text:tab/>0<text:span text:style-name="T4">1</text:span>-0<text:span text:style-name="T4">3</text:span>-00<text:span text:style-name="T4">2</text:span> Unidades</text:p>
      <text:p text:style-name="P3"><text:tab/><text:tab/>01-0<text:span text:style-name="T4">3</text:span>-003 Grupos de Produto</text:p>
      <text:p text:style-name="P7"><text:span text:style-name="T1"><text:tab/><text:tab/>01-0</text:span><text:span text:style-name="T2">3</text:span><text:span text:style-name="T1">-004 Marcas do Produto</text:span></text:p>
      <text:p text:style-name="P7"><text:span text:style-name="T1"><text:tab/><text:tab/>01-0</text:span><text:span text:style-name="T2">3</text:span><text:span text:style-name="T1">-005 Tipos de Produto</text:span></text:p>
      <text:p text:style-name="P3"><text:tab/><text:tab/>01-0<text:span text:style-name="T4">3</text:span>-00<text:span text:style-name="T4">6</text:span> Embalagem do Produto</text:p>
      <text:p text:style-name="No_20_Spacing"><text:span text:style-name="T1"><text:tab/><text:tab/>06-03-00</text:span><text:span text:style-name="T2">7</text:span><text:span text:style-name="T1"> Operação do Estoque</text:span></text:p>
      <text:p text:style-name="P2"/>
      <text:p text:style-name="P2"><text:tab/>06-04-000 Terminais</text:p>
      <text:p text:style-name="P2"><text:tab/>06-05-000 R.H.</text:p>
      <text:p text:style-name="P2"><text:tab/>06-06-000 Fiscais</text:p>
      <text:p text:style-name="P2"><text:tab/>06-07-000 SPED - Fiscal</text:p>
      <text:p text:style-name="P2"><text:tab/>06-08-000 SPED - Contábil</text:p>
      <text:p text:style-name="P2"><text:tab/>06-09-000 Contábeis</text:p>
      <text:p text:style-name="P2"><text:tab/>06-10-000 Logística</text:p>
      <text:p text:style-name="P2"><text:tab/>06-11-000 NFE</text:p>
      <text:p text:style-name="P2"><text:tab/><text:tab/>06-11-001 Históricos</text:p>
      <text:p text:style-name="P2"><text:tab/>06-12-000 NFC-e</text:p>
      <text:p text:style-name="P2"><text:tab/>06-13-000 CTE</text:p>
      <text:p text:style-name="P2"><text:tab/>06-14-000 CRM</text:p>
      <text:p text:style-name="P2"><text:tab/>06-15-000 Movimentação Financeira</text:p>
      <text:p text:style-name="P2"><text:tab/><text:tab/>06-15-001 Tipo de Movimentação Financeira</text:p>
      <text:p text:style-name="P2"><text:tab/><text:tab/>06-15-002 Tipo de Documentos Financeiros</text:p>
      <text:p text:style-name="P2"><text:tab/><text:tab/>06-15-003 Frequência dos Registros Financeiros</text:p>
      <text:p text:style-name="P2"/>
      <text:p text:style-name="P1">09 Módulos de múltiplas utilizações / e ou Específicas</text:p>
      <text:p text:style-name="P8"><text:tab/>09-00-001 Endereços</text:p>
      <text:p text:style-name="P8"><text:soft-page-break/><text:tab/>09-00-002 Emails</text:p>
      <text:p text:style-name="P8"><text:tab/>09-00-003 Telefones</text:p>
      <text:p text:style-name="P8"><text:tab/>09-00-004 Referências Pessoais</text:p>
      <text:p text:style-name="P8"><text:tab/>09-00-005 Referências Bancárias</text:p>
      <text:p text:style-name="P8"><text:tab/>09-00-006 Referências Comercial</text:p>
      <text:p text:style-name="P8"><text:tab/>09-00-007 Serviços de Proteção ao Crédito</text:p>
      <text:p text:style-name="P8"><text:tab/>09-00-008 Responsável pelo Frete</text:p>
      <text:p text:style-name="P8"><text:tab/>09-00-009 Formas de Pagamento</text:p>
      <text:p text:style-name="P8"><text:tab/>09-00-010 Tipo de Pessoa</text:p>
      <text:p text:style-name="P8"><text:tab/>09-00-011 Tipo de Endereço</text:p>
      <text:p text:style-name="P8"><text:tab/>09-00-012 Tipo de Telefone</text:p>
      <text:p text:style-name="P2"><text:tab/><text:tab/>09-00-013 Estado Civil</text:p>
      <text:p text:style-name="P2"><text:tab/><text:tab/>09-00-014 Consulta de Crédito</text:p>
      <text:p text:style-name="P2"><text:tab/><text:tab/>09-00-015 Tipo de Pessoas Autorizadas</text:p>
      <text:p text:style-name="P2"><text:tab/><text:tab/>09-00-016 Pessoas Autorizadas</text:p>
      <text:p text:style-name="P6"/>
      <text:p text:style-name="P2"/>
      <text:p text:style-name="P2"/>
      <text:p text:style-name="P2"/>
      <text:p text:style-name="P1">10 Módulos Específicos e de Suporte</text:p>
      <text:p text:style-name="P2"><text:tab/>10-01-000 Impressoras / Balanças / Terminais Fiscais ou Não Fiscais</text:p>
      <text:p text:style-name="P2"><text:tab/><text:tab/>10-01-001 Impressoras Fiscais</text:p>
      <text:p text:style-name="P2"><text:tab/><text:tab/>10-01-002 Finalizador</text:p>
      <text:p text:style-name="P2"><text:tab/><text:tab/>10-01-003 Terminal</text:p>
      <text:p text:style-name="P2"><text:tab/><text:tab/>10-01-004 Teclas Balança</text:p>
      <text:p text:style-name="P2"/>
      <text:p text:style-name="P2"/>
      <text:p text:style-name="P2"/>
      <text:p text:style-name="P2"/>
      <text:p text:style-name="P2"/>
      <text:p text:style-name="P4">01-01-000 Empresa – Configurações –<text:span text:style-name="T4"> mcfg</text:span></text:p>
      <text:p text:style-name="P13"/>
      <text:p text:style-name="P4"><text:span text:style-name="T5">Descrição </text:span><text:span text:style-name="T6">Resumida</text:span></text:p>
      <text:p text:style-name="P15">Arquivo </text:p>
      <text:p text:style-name="P15">Versão</text:p>
      <text:p text:style-name="P21">Utilizador</text:p>
      <text:p text:style-name="P15">Histórico de Versões </text:p>
      <text:p text:style-name="P21">Manual do Suporte</text:p>
      <text:p text:style-name="P21">Manual do Usuário</text:p>
      <text:p text:style-name="P21">Dependência Legal</text:p>
      <text:p text:style-name="P15">Dependências </text:p>
      <text:p text:style-name="P15">Dependentes </text:p>
      <text:p text:style-name="P15">Histórico de Erros </text:p>
      <text:p text:style-name="P15">Futuro </text:p>
      <text:p text:style-name="P15">Próxima Liberação</text:p>
      <text:p text:style-name="P15"/>
      <text:p text:style-name="P15"/>
      <text:p text:style-name="P16"><text:span text:style-name="T7">Mecanismo de distribuição:</text:span></text:p>
      <text:p text:style-name="P16"><text:span text:style-name="T7"/></text:p>
      <text:p text:style-name="P17"><text:span text:style-name="T8">Pacote de Run-time</text:span></text:p>
      <text:p text:style-name="P17"><text:span text:style-name="T8">Instalação básica para todos ambientes</text:span></text:p>
      <text:p text:style-name="P17"><text:span text:style-name="T8">Instalação complementar com nos itens selecionados</text:span></text:p>
      <text:p text:style-name="P17"><text:span text:style-name="T8"/></text:p>
      <text:p text:style-name="P17"><text:span text:style-name="T8">Configurar auto </text:span><text:span text:style-name="T9">instalador / </text:span><text:span text:style-name="T8">atualizador.</text:span></text:p>
      <text:p text:style-name="P17"><text:span text:style-name="T8">Verificar atualizações disponíveis</text:span></text:p>
      <text:p text:style-name="P17"><text:span text:style-name="T8"/></text:p>
      <text:p text:style-name="P17"><text:span text:style-name="T8"/></text:p>
      <text:p text:style-name="P18"><text:span text:style-name="T8">Pastas a checar nas </text:span><text:span text:style-name="T9">instalações / </text:span><text:span text:style-name="T8">atualizações</text:span></text:p>
      <text:p text:style-name="P17"><text:span text:style-name="T8"/></text:p>
      <text:p text:style-name="P17"><text:span text:style-name="T8">capicom <text:s/></text:span></text:p>
      <text:p text:style-name="P39"><text:span text:style-name="T8">Est</text:span><text:span text:style-name="T10">a</text:span><text:span text:style-name="T8"> </text:span><text:span text:style-name="T10">pasta</text:span><text:span text:style-name="T8"> contém os arquivos redistribuíveis para CAPICOM 2.1.0.</text:span><text:span text:style-name="T10">2</text:span><text:span text:style-name="T8">. O CAPICOM </text:span><text:span text:style-name="T10">é</text:span><text:span text:style-name="T8"> usado para assinar dados digitalmente, assinar código, verificar assinaturas digitais, ocultar dados para privacidade, analisar dados, criptografar/descriptografar dados e mais. </text:span></text:p>
      <text:p text:style-name="P26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oft-page-break/><text:span text:style-name="T10"/></text:p>
      <text:p text:style-name="P34"><text:span text:style-name="T11">Pasta: &lt;aplicação&gt;\c</text:span><text:span text:style-name="T8">onfig</text:span></text:p>
      <text:p text:style-name="P17"><text:span text:style-name="T8"/></text:p>
      <text:p text:style-name="P29"><text:span text:style-name="T10">Esta pasta contém os arquivos de configurações para montagem do menu da aplicação e dependências.</text:span></text:p>
      <text:p text:style-name="P29"><text:span text:style-name="T10">Exemplo de conteúdo do arquivo mcli.ini:</text:span></text:p>
      <text:p text:style-name="P33"><text:span text:style-name="T10"/></text:p>
      <text:p text:style-name="P28"><text:span text:style-name="T10">[config]</text:span></text:p>
      <text:p text:style-name="P28"><text:span text:style-name="T10">Aba=Entidades</text:span></text:p>
      <text:p text:style-name="P28"><text:span text:style-name="T10">grupo=Tabelas</text:span></text:p>
      <text:p text:style-name="P28"><text:span text:style-name="T10">Botao=Clientes</text:span></text:p>
      <text:p text:style-name="P28"><text:span text:style-name="T10">dica=Cadastro de Clientes|Cadastros dos clientes ligados a empresa.</text:span></text:p>
      <text:p text:style-name="P28"><text:span text:style-name="T10">Formaabertura=2 </text:span><text:span text:style-name="T13">(1 – para abertura no modo modal, 2 </text:span><text:span text:style-name="T14">- </text:span><text:span text:style-name="T13">para abertura no modo paginado) </text:span></text:p>
      <text:p text:style-name="P28"><text:span text:style-name="T10">tamanhobotao=1 </text:span><text:span text:style-name="T13">(1 – para botão grande, 2 – para botão pequeno)</text:span></text:p>
      <text:p text:style-name="P28"><text:span text:style-name="T10"/></text:p>
      <text:p text:style-name="P28"><text:span text:style-name="T10">[dependencias]</text:span></text:p>
      <text:p text:style-name="P28"><text:span text:style-name="T10">modulos= medr,metf,mete,mrfc,mrfp, mrfb,mstc (o nome das bpls que este módulo </text:span><text:span text:style-name="T11">necessita</text:span><text:span text:style-name="T10">)</text:span></text:p>
      <text:p text:style-name="P24"><text:span text:style-name="T10"/></text:p>
      <text:p text:style-name="P30"><text:span text:style-name="T12">R</text:span><text:span text:style-name="T11">esultado:</text:span></text:p>
      <text:p text:style-name="P19"><text:span text:style-name="T10"/></text:p>
      <text:p text:style-name="P20"><text:span text:style-name="T11"><draw:frame draw:style-name="fr1" draw:name="figuras1" text:anchor-type="as-char" svg:width="3.337cm" svg:height="3.216cm" draw:z-index="0"><draw:image xlink:href="Pictures/20000009000013050000138AD1B741B3.svm" xlink:type="simple" xlink:show="embed" xlink:actuate="onLoad"/></draw:frame></text:span></text:p>
      <text:p text:style-name="P20"><text:span text:style-name="T11"/></text:p>
      <text:p text:style-name="P19"><text:span text:style-name="T10"/></text:p>
      <text:p text:style-name="P19"><text:span text:style-name="T10"/></text:p>
      <text:p text:style-name="P17"><text:span text:style-name="T8"/></text:p>
      <text:p text:style-name="P35"><text:span text:style-name="T11">Pasta: &lt;aplicação&gt;\</text:span><text:span text:style-name="T8">csvs</text:span></text:p>
      <text:p text:style-name="P35"><text:span text:style-name="T8"/></text:p>
      <text:p text:style-name="P32"><text:span text:style-name="T10">Esta pasta contém os arquivos de </text:span><text:span text:style-name="T11">dados</text:span><text:span text:style-name="T10"> </text:span><text:span text:style-name="T11">padrões </text:span><text:span text:style-name="T10">para</text:span><text:span text:style-name="T11"> as tabelas internas dos sistemas. Os mesmos serão importados a cada atualização, sua extensão ao serem baixados será .csv e após a verificação na primeira abertura do sistema, passará ser .ok. No caso de algum erro de importação a extensão passará para .err e será disparado um registro de erro on-line</text:span><text:span text:style-name="T10">. </text:span><text:span text:style-name="T12">Obs.: os quatro primeiros caracteres são numéricos para forçar uma ordem de importação correta e as três letras seguintes representam o nome da tabela no banco de dados.</text:span></text:p>
      <text:p text:style-name="P32"><text:span text:style-name="T10"/></text:p>
      <text:p text:style-name="P31"><text:span text:style-name="T10">Exemplo de conteúdo do arquivo </text:span><text:span text:style-name="T12">0003tpe.csv</text:span><text:span text:style-name="T10">:</text:span></text:p>
      <text:p text:style-name="P23"><text:span text:style-name="T10"/></text:p>
      <text:p text:style-name="P27"><text:span text:style-name="T11">"tpecodigo","tpeidentificacao"</text:span></text:p>
      <text:p text:style-name="P27"><text:span text:style-name="T11">1,"Física"</text:span></text:p>
      <text:p text:style-name="P27"><text:span text:style-name="T11">2,"Jurídica"</text:span></text:p>
      <text:p text:style-name="P27"><text:span text:style-name="T11">3,"Agricultor"</text:span></text:p>
      <text:p text:style-name="P27"><text:span text:style-name="T11">9,"Outros"</text:span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>OpenSSL</text:span></text:p>
      <text:p text:style-name="P17"><text:span text:style-name="T8">relat</text:span></text:p>
      <text:p text:style-name="P17"><text:span text:style-name="T8">Report</text:span></text:p>
      <text:p text:style-name="P17"><text:span text:style-name="T8">Schemas</text:span></text:p>
      <text:p text:style-name="P17"><text:span text:style-name="T8">scripts</text:span></text:p>
      <text:p text:style-name="P17"><text:span text:style-name="T8">tema</text:span></text:p>
      <text:p text:style-name="P17"><text:span text:style-name="T8"/></text:p>
      <text:p text:style-name="P18"><text:span text:style-name="T9">no raiz da aplicação:</text:span></text:p>
      <text:p text:style-name="P18"><text:span text:style-name="T9">*.exe</text:span></text:p>
      <text:p text:style-name="P18"><text:span text:style-name="T9">*.bpl</text:span></text:p>
      <text:p text:style-name="P18"><text:span text:style-name="T9">*.dll</text:span></text:p>
      <text:p text:style-name="P18"><text:span text:style-name="T9">*.ini</text:span></text:p>
      <text:p text:style-name="P18"><text:span text:style-name="T9"/></text:p>
      <text:p text:style-name="P17"><text:span text:style-name="T8"/></text:p>
      <text:p text:style-name="P17"><text:span text:style-name="T8"/></text:p>
      <text:p text:style-name="P1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, Tahoma, sans-serif"/>
    <style:font-face style:name="Calibri2" svg:font-family="Calibri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size="11pt" fo:language="pt" fo:country="BR" style:letter-kerning="true" style:font-name-asian="SimSun1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>
      <style:paragraph-properties fo:margin-top="0cm" fo:margin-bottom="0cm" style:contextual-spacing="false" style:line-height-at-least="0.176cm" fo:orphans="2" fo:widows="2" fo:hyphenation-ladder-count="no-limit" style:writing-mode="lr-tb"/>
      <style:text-properties style:use-window-font-color="true" style:font-name="Calibri" fo:font-size="11pt" fo:language="pt" fo:country="BR" style:letter-kerning="true" style:font-name-asian="SimSun1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438cm" table:align="left" style:writing-mode="lr-tb"/>
    </style:style>
    <style:style style:name="Tabela1.A" style:family="table-column">
      <style:table-column-properties style:column-width="3.374cm"/>
    </style:style>
    <style:style style:name="Tabela1.B" style:family="table-column">
      <style:table-column-properties style:column-width="11.666cm"/>
    </style:style>
    <style:style style:name="Tabela1.C" style:family="table-column">
      <style:table-column-properties style:column-width="3.397cm"/>
    </style:style>
    <style:style style:name="Tabela1.1" style:family="table-row">
      <style:table-row-properties style:min-row-height="0.61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  <style:text-properties officeooo:rsid="0018e4b6" officeooo:paragraph-rsid="0018e4b6"/>
    </style:style>
    <style:style style:name="MP2" style:family="paragraph" style:parent-style-name="Table_20_Contents">
      <style:paragraph-properties fo:text-align="center" style:justify-single-word="false"/>
      <style:text-properties officeooo:rsid="0018e4b6" officeooo:paragraph-rsid="0018e4b6"/>
    </style:style>
    <style:style style:name="MP3" style:family="paragraph" style:parent-style-name="Table_20_Contents">
      <style:paragraph-properties fo:text-align="end" style:justify-single-word="false"/>
      <style:text-properties officeooo:rsid="0018e4b6" officeooo:paragraph-rsid="0018e4b6"/>
    </style:style>
    <style:style style:name="MP4" style:family="paragraph" style:parent-style-name="Header">
      <style:paragraph-properties fo:text-align="start" style:justify-single-word="false"/>
      <style:text-properties style:font-name="Arial" fo:font-size="9pt" officeooo:rsid="0012bab7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12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Pégasus Sistemas</text:p>
            </table:table-cell>
            <table:table-cell table:style-name="Tabela1.B1" office:value-type="string">
              <text:p text:style-name="MP2"><text:s/>– Módulos bpls</text:p>
            </table:table-cell>
            <table:table-cell table:style-name="Tabela1.C1" office:value-type="string">
              <text:p text:style-name="MP3">Versão: 0001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-note7</meta:initial-creator>
    <meta:creation-date>2012-11-06T11:34:00</meta:creation-date>
    <dc:date>2013-06-07T11:36:18.18</dc:date>
    <meta:print-date>2013-06-05T10:47:00</meta:print-date>
    <meta:editing-cycles>38</meta:editing-cycles>
    <meta:editing-duration>PT5H25M43S</meta:editing-duration>
    <meta:generator>LibreOffice/4.0.3.3$Windows_x86 LibreOffice_project/0eaa50a932c8f2199a615e1eb30f7ac74279539</meta:generator>
    <dc:subject>Suporte</dc:subject>
    <dc:title>Manual</dc:title>
    <meta:document-statistic meta:table-count="1" meta:image-count="1" meta:object-count="0" meta:page-count="4" meta:paragraph-count="209" meta:word-count="819" meta:character-count="6323" meta:non-whitespace-character-count="5496"/>
    <meta:user-defined meta:name="AppVersion">12.0000</meta:user-defined>
    <meta:user-defined meta:name="Company">Pégasus Sistem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Daniel de Souza" VL:creator="" dc:date-time="2013-06-05T14:53:33"/>
</VL:version-list>
</file>